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74dd72ecf1b24d6a07bbce970602ec5" style:family="table-column">
      <style:table-column-properties fo:break-before="auto" style:use-optimal-column-width="false" style:column-width="6cm"/>
    </style:style>
    <style:style style:name="odsStyleTableColumn-5c72c89d3d82018157102b8c2789d448" style:family="table-column">
      <style:table-column-properties fo:break-before="auto" style:use-optimal-column-width="false" style:column-width="5cm"/>
    </style:style>
    <style:style style:name="odsStyleTableColumn-2362bfb7168f64206316e62111951772" style:family="table-column">
      <style:table-column-properties fo:break-before="auto" style:use-optimal-column-width="false" style:column-width="3cm"/>
    </style:style>
    <style:style style:name="odsStyleTableCell-0c137112578d9c55dec5899f78884ff0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0280dec74040b877368b94ac027b5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dc6bb5aa06b73d3dfc48bfc118644d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5c29667d5bab233c88381d664c1826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d1469067687e538885f1962fbfced5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1fca77094033e646624e00f14c2ee9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74dd72ecf1b24d6a07bbce970602ec5" table:default-cell-style-name="Default"/>
        <table:table-column table:style-name="odsStyleTableColumn-5c72c89d3d82018157102b8c2789d448" table:default-cell-style-name="Default"/>
        <table:table-column table:style-name="odsStyleTableColumn-2362bfb7168f64206316e62111951772" table:default-cell-style-name="Default"/>
        <table:table-column table:style-name="odsStyleTableColumn-2362bfb7168f64206316e62111951772" table:default-cell-style-name="Default"/>
        <table:table-column table:style-name="odsStyleTableColumn-2362bfb7168f64206316e6211195177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c137112578d9c55dec5899f78884ff0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0280dec74040b877368b94ac027b53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0280dec74040b877368b94ac027b531" table:number-columns-spanned="5" table:number-rows-spanned="1" office:value-type="string">
            <text:p>TABLA No. 62-24</text:p>
          </table:table-cell>
          <table:covered-table-cell table:number-columns-repeated="4"/>
        </table:table-row>
        <table:table-row table:style-name="ro1">
          <table:table-cell table:style-name="odsStyleTableCell-f0280dec74040b877368b94ac027b531" table:number-columns-spanned="5" table:number-rows-spanned="1" office:value-type="string">
            <text:p>TABLA DE COTIZACIONES DEL 2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0280dec74040b877368b94ac027b53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dc6bb5aa06b73d3dfc48bfc118644de" office:value-type="string">
            <text:p>PAIS</text:p>
          </table:table-cell>
          <table:table-cell table:style-name="odsStyleTableCell-adc6bb5aa06b73d3dfc48bfc118644de" office:value-type="string">
            <text:p>UNIDAD MONETARIA</text:p>
          </table:table-cell>
          <table:table-cell table:style-name="odsStyleTableCell-adc6bb5aa06b73d3dfc48bfc118644de" office:value-type="string">
            <text:p>MONEDA</text:p>
          </table:table-cell>
          <table:table-cell table:style-name="odsStyleTableCell-adc6bb5aa06b73d3dfc48bfc118644de" office:value-type="string">
            <text:p>TIPO DE CAMBIO EN Bs POR UNIDAD DE MONEDA EXTRANJERA</text:p>
          </table:table-cell>
          <table:table-cell table:style-name="odsStyleTableCell-adc6bb5aa06b73d3dfc48bfc118644de" office:value-type="string">
            <text:p>TIPO DE CAMBIO EN M.E.</text:p>
          </table:table-cell>
        </table:table-row>
        <table:table-row table:style-name="ro1">
          <table:table-cell table:style-name="odsStyleTableCell-85c29667d5bab233c88381d664c18260" office:value-type="string">
            <text:p>ESTADOS UNIDOS</text:p>
          </table:table-cell>
          <table:table-cell table:style-name="odsStyleTableCell-85c29667d5bab233c88381d664c18260" office:value-type="string">
            <text:p>DOLAR VENTA</text:p>
          </table:table-cell>
          <table:table-cell table:style-name="odsStyleTableCell-85c29667d5bab233c88381d664c18260" office:value-type="string">
            <text:p>USD.VENTA</text:p>
          </table:table-cell>
          <table:table-cell table:style-name="odsStyleTableCell-ed1469067687e538885f1962fbfced51" office:value-type="string">
            <text:p>6.96000</text:p>
          </table:table-cell>
          <table:table-cell table:style-name="odsStyleTableCell-ed1469067687e538885f1962fbfced51" office:value-type="string">
            <text:p/>
          </table:table-cell>
        </table:table-row>
        <table:table-row table:style-name="ro1">
          <table:table-cell table:style-name="odsStyleTableCell-85c29667d5bab233c88381d664c18260" office:value-type="string">
            <text:p>ESTADOS UNIDOS</text:p>
          </table:table-cell>
          <table:table-cell table:style-name="odsStyleTableCell-85c29667d5bab233c88381d664c18260" office:value-type="string">
            <text:p>DOLAR COMPRA</text:p>
          </table:table-cell>
          <table:table-cell table:style-name="odsStyleTableCell-85c29667d5bab233c88381d664c18260" office:value-type="string">
            <text:p>USD.COMPRA</text:p>
          </table:table-cell>
          <table:table-cell table:style-name="odsStyleTableCell-ed1469067687e538885f1962fbfced51" office:value-type="string">
            <text:p>6.86000</text:p>
          </table:table-cell>
          <table:table-cell table:style-name="odsStyleTableCell-ed1469067687e538885f1962fbfced51" office:value-type="string">
            <text:p/>
          </table:table-cell>
        </table:table-row>
        <table:table-row table:style-name="ro1">
          <table:table-cell table:style-name="odsStyleTableCell-85c29667d5bab233c88381d664c18260" office:value-type="string">
            <text:p>UNION EUROPEA</text:p>
          </table:table-cell>
          <table:table-cell table:style-name="odsStyleTableCell-85c29667d5bab233c88381d664c18260" office:value-type="string">
            <text:p>EURO</text:p>
          </table:table-cell>
          <table:table-cell table:style-name="odsStyleTableCell-85c29667d5bab233c88381d664c18260" office:value-type="string">
            <text:p>EUR</text:p>
          </table:table-cell>
          <table:table-cell table:style-name="odsStyleTableCell-ed1469067687e538885f1962fbfced51" office:value-type="string">
            <text:p>7.36898</text:p>
          </table:table-cell>
          <table:table-cell table:style-name="odsStyleTableCell-ed1469067687e538885f1962fbfced51" office:value-type="string">
            <text:p>0.93093</text:p>
          </table:table-cell>
        </table:table-row>
        <table:table-row table:style-name="ro1">
          <table:table-cell table:style-name="odsStyleTableCell-85c29667d5bab233c88381d664c18260" office:value-type="string">
            <text:p>JAPON</text:p>
          </table:table-cell>
          <table:table-cell table:style-name="odsStyleTableCell-85c29667d5bab233c88381d664c18260" office:value-type="string">
            <text:p>YEN</text:p>
          </table:table-cell>
          <table:table-cell table:style-name="odsStyleTableCell-85c29667d5bab233c88381d664c18260" office:value-type="string">
            <text:p>JPY</text:p>
          </table:table-cell>
          <table:table-cell table:style-name="odsStyleTableCell-ed1469067687e538885f1962fbfced51" office:value-type="string">
            <text:p>0.04524</text:p>
          </table:table-cell>
          <table:table-cell table:style-name="odsStyleTableCell-ed1469067687e538885f1962fbfced51" office:value-type="string">
            <text:p>151.64000</text:p>
          </table:table-cell>
        </table:table-row>
        <table:table-row table:style-name="ro1">
          <table:table-cell table:style-name="odsStyleTableCell-85c29667d5bab233c88381d664c18260" office:value-type="string">
            <text:p>ARABIA SAUDITA</text:p>
          </table:table-cell>
          <table:table-cell table:style-name="odsStyleTableCell-85c29667d5bab233c88381d664c18260" office:value-type="string">
            <text:p>RIYAL SAUDÍ</text:p>
          </table:table-cell>
          <table:table-cell table:style-name="odsStyleTableCell-85c29667d5bab233c88381d664c18260" office:value-type="string">
            <text:p>SAR</text:p>
          </table:table-cell>
          <table:table-cell table:style-name="odsStyleTableCell-ed1469067687e538885f1962fbfced51" office:value-type="string">
            <text:p>1.82904</text:p>
          </table:table-cell>
          <table:table-cell table:style-name="odsStyleTableCell-ed1469067687e538885f1962fbfced51" office:value-type="string">
            <text:p>3.75060</text:p>
          </table:table-cell>
        </table:table-row>
        <table:table-row table:style-name="ro1">
          <table:table-cell table:style-name="odsStyleTableCell-85c29667d5bab233c88381d664c18260" office:value-type="string">
            <text:p>ARGELIA</text:p>
          </table:table-cell>
          <table:table-cell table:style-name="odsStyleTableCell-85c29667d5bab233c88381d664c18260" office:value-type="string">
            <text:p>DINAR ARGELINO</text:p>
          </table:table-cell>
          <table:table-cell table:style-name="odsStyleTableCell-85c29667d5bab233c88381d664c18260" office:value-type="string">
            <text:p>DZD</text:p>
          </table:table-cell>
          <table:table-cell table:style-name="odsStyleTableCell-ed1469067687e538885f1962fbfced51" office:value-type="string">
            <text:p>0.05103</text:p>
          </table:table-cell>
          <table:table-cell table:style-name="odsStyleTableCell-ed1469067687e538885f1962fbfced51" office:value-type="string">
            <text:p>134.43590</text:p>
          </table:table-cell>
        </table:table-row>
        <table:table-row table:style-name="ro1">
          <table:table-cell table:style-name="odsStyleTableCell-85c29667d5bab233c88381d664c18260" office:value-type="string">
            <text:p>ARGENTINA</text:p>
          </table:table-cell>
          <table:table-cell table:style-name="odsStyleTableCell-85c29667d5bab233c88381d664c18260" office:value-type="string">
            <text:p>PESO</text:p>
          </table:table-cell>
          <table:table-cell table:style-name="odsStyleTableCell-85c29667d5bab233c88381d664c18260" office:value-type="string">
            <text:p>ARS</text:p>
          </table:table-cell>
          <table:table-cell table:style-name="odsStyleTableCell-ed1469067687e538885f1962fbfced51" office:value-type="string">
            <text:p>0.00800</text:p>
          </table:table-cell>
          <table:table-cell table:style-name="odsStyleTableCell-ed1469067687e538885f1962fbfced51" office:value-type="string">
            <text:p>857.67210</text:p>
          </table:table-cell>
        </table:table-row>
        <table:table-row table:style-name="ro1">
          <table:table-cell table:style-name="odsStyleTableCell-85c29667d5bab233c88381d664c18260" office:value-type="string">
            <text:p>AUSTRALIA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AUD</text:p>
          </table:table-cell>
          <table:table-cell table:style-name="odsStyleTableCell-ed1469067687e538885f1962fbfced51" office:value-type="string">
            <text:p>4.45010</text:p>
          </table:table-cell>
          <table:table-cell table:style-name="odsStyleTableCell-ed1469067687e538885f1962fbfced51" office:value-type="string">
            <text:p>1.54154</text:p>
          </table:table-cell>
        </table:table-row>
        <table:table-row table:style-name="ro1">
          <table:table-cell table:style-name="odsStyleTableCell-85c29667d5bab233c88381d664c18260" office:value-type="string">
            <text:p>BRASIL</text:p>
          </table:table-cell>
          <table:table-cell table:style-name="odsStyleTableCell-85c29667d5bab233c88381d664c18260" office:value-type="string">
            <text:p>REAL</text:p>
          </table:table-cell>
          <table:table-cell table:style-name="odsStyleTableCell-85c29667d5bab233c88381d664c18260" office:value-type="string">
            <text:p>BRL</text:p>
          </table:table-cell>
          <table:table-cell table:style-name="odsStyleTableCell-ed1469067687e538885f1962fbfced51" office:value-type="string">
            <text:p>1.35471</text:p>
          </table:table-cell>
          <table:table-cell table:style-name="odsStyleTableCell-ed1469067687e538885f1962fbfced51" office:value-type="string">
            <text:p>5.06380</text:p>
          </table:table-cell>
        </table:table-row>
        <table:table-row table:style-name="ro1">
          <table:table-cell table:style-name="odsStyleTableCell-85c29667d5bab233c88381d664c18260" office:value-type="string">
            <text:p>CANADA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CAD</text:p>
          </table:table-cell>
          <table:table-cell table:style-name="odsStyleTableCell-ed1469067687e538885f1962fbfced51" office:value-type="string">
            <text:p>5.05080</text:p>
          </table:table-cell>
          <table:table-cell table:style-name="odsStyleTableCell-ed1469067687e538885f1962fbfced51" office:value-type="string">
            <text:p>1.35820</text:p>
          </table:table-cell>
        </table:table-row>
        <table:table-row table:style-name="ro1">
          <table:table-cell table:style-name="odsStyleTableCell-85c29667d5bab233c88381d664c18260" office:value-type="string">
            <text:p>CHILE</text:p>
          </table:table-cell>
          <table:table-cell table:style-name="odsStyleTableCell-85c29667d5bab233c88381d664c18260" office:value-type="string">
            <text:p>PESO</text:p>
          </table:table-cell>
          <table:table-cell table:style-name="odsStyleTableCell-85c29667d5bab233c88381d664c18260" office:value-type="string">
            <text:p>CLP</text:p>
          </table:table-cell>
          <table:table-cell table:style-name="odsStyleTableCell-ed1469067687e538885f1962fbfced51" office:value-type="string">
            <text:p>0.00696</text:p>
          </table:table-cell>
          <table:table-cell table:style-name="odsStyleTableCell-ed1469067687e538885f1962fbfced51" office:value-type="string">
            <text:p>985.08000</text:p>
          </table:table-cell>
        </table:table-row>
        <table:table-row table:style-name="ro1">
          <table:table-cell table:style-name="odsStyleTableCell-85c29667d5bab233c88381d664c18260" office:value-type="string">
            <text:p>COLOMBIA</text:p>
          </table:table-cell>
          <table:table-cell table:style-name="odsStyleTableCell-85c29667d5bab233c88381d664c18260" office:value-type="string">
            <text:p>PESO</text:p>
          </table:table-cell>
          <table:table-cell table:style-name="odsStyleTableCell-85c29667d5bab233c88381d664c18260" office:value-type="string">
            <text:p>COP</text:p>
          </table:table-cell>
          <table:table-cell table:style-name="odsStyleTableCell-ed1469067687e538885f1962fbfced51" office:value-type="string">
            <text:p>0.00178</text:p>
          </table:table-cell>
          <table:table-cell table:style-name="odsStyleTableCell-ed1469067687e538885f1962fbfced51" office:value-type="string">
            <text:p>3,864.32000</text:p>
          </table:table-cell>
        </table:table-row>
        <table:table-row table:style-name="ro1">
          <table:table-cell table:style-name="odsStyleTableCell-85c29667d5bab233c88381d664c18260" office:value-type="string">
            <text:p>COREA DEL SUR</text:p>
          </table:table-cell>
          <table:table-cell table:style-name="odsStyleTableCell-85c29667d5bab233c88381d664c18260" office:value-type="string">
            <text:p>WON</text:p>
          </table:table-cell>
          <table:table-cell table:style-name="odsStyleTableCell-85c29667d5bab233c88381d664c18260" office:value-type="string">
            <text:p>KRW</text:p>
          </table:table-cell>
          <table:table-cell table:style-name="odsStyleTableCell-ed1469067687e538885f1962fbfced51" office:value-type="string">
            <text:p>0.00508</text:p>
          </table:table-cell>
          <table:table-cell table:style-name="odsStyleTableCell-ed1469067687e538885f1962fbfced51" office:value-type="string">
            <text:p>1,349.19000</text:p>
          </table:table-cell>
        </table:table-row>
        <table:table-row table:style-name="ro1">
          <table:table-cell table:style-name="odsStyleTableCell-85c29667d5bab233c88381d664c18260" office:value-type="string">
            <text:p>COSTA RICA</text:p>
          </table:table-cell>
          <table:table-cell table:style-name="odsStyleTableCell-85c29667d5bab233c88381d664c18260" office:value-type="string">
            <text:p>COLON COSTARRICENSE</text:p>
          </table:table-cell>
          <table:table-cell table:style-name="odsStyleTableCell-85c29667d5bab233c88381d664c18260" office:value-type="string">
            <text:p>CRC</text:p>
          </table:table-cell>
          <table:table-cell table:style-name="odsStyleTableCell-ed1469067687e538885f1962fbfced51" office:value-type="string">
            <text:p>0.01369</text:p>
          </table:table-cell>
          <table:table-cell table:style-name="odsStyleTableCell-ed1469067687e538885f1962fbfced51" office:value-type="string">
            <text:p>501.22000</text:p>
          </table:table-cell>
        </table:table-row>
        <table:table-row table:style-name="ro1">
          <table:table-cell table:style-name="odsStyleTableCell-85c29667d5bab233c88381d664c18260" office:value-type="string">
            <text:p>REPUBLICA CHECA</text:p>
          </table:table-cell>
          <table:table-cell table:style-name="odsStyleTableCell-85c29667d5bab233c88381d664c18260" office:value-type="string">
            <text:p>CORONA CHECA</text:p>
          </table:table-cell>
          <table:table-cell table:style-name="odsStyleTableCell-85c29667d5bab233c88381d664c18260" office:value-type="string">
            <text:p>CZK</text:p>
          </table:table-cell>
          <table:table-cell table:style-name="odsStyleTableCell-ed1469067687e538885f1962fbfced51" office:value-type="string">
            <text:p>0.29145</text:p>
          </table:table-cell>
          <table:table-cell table:style-name="odsStyleTableCell-ed1469067687e538885f1962fbfced51" office:value-type="string">
            <text:p>23.53760</text:p>
          </table:table-cell>
        </table:table-row>
        <table:table-row table:style-name="ro1">
          <table:table-cell table:style-name="odsStyleTableCell-85c29667d5bab233c88381d664c18260" office:value-type="string">
            <text:p>DINAMARCA</text:p>
          </table:table-cell>
          <table:table-cell table:style-name="odsStyleTableCell-85c29667d5bab233c88381d664c18260" office:value-type="string">
            <text:p>CORONA</text:p>
          </table:table-cell>
          <table:table-cell table:style-name="odsStyleTableCell-85c29667d5bab233c88381d664c18260" office:value-type="string">
            <text:p>DKK</text:p>
          </table:table-cell>
          <table:table-cell table:style-name="odsStyleTableCell-ed1469067687e538885f1962fbfced51" office:value-type="string">
            <text:p>0.98790</text:p>
          </table:table-cell>
          <table:table-cell table:style-name="odsStyleTableCell-ed1469067687e538885f1962fbfced51" office:value-type="string">
            <text:p>6.94400</text:p>
          </table:table-cell>
        </table:table-row>
        <table:table-row table:style-name="ro1">
          <table:table-cell table:style-name="odsStyleTableCell-85c29667d5bab233c88381d664c18260" office:value-type="string">
            <text:p>ECUADOR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USD</text:p>
          </table:table-cell>
          <table:table-cell table:style-name="odsStyleTableCell-ed1469067687e538885f1962fbfced51" office:value-type="string">
            <text:p>6.86000</text:p>
          </table:table-cell>
          <table:table-cell table:style-name="odsStyleTableCell-ed1469067687e538885f1962fbfced51" office:value-type="string">
            <text:p>1.00000</text:p>
          </table:table-cell>
        </table:table-row>
        <table:table-row table:style-name="ro1">
          <table:table-cell table:style-name="odsStyleTableCell-85c29667d5bab233c88381d664c18260" office:value-type="string">
            <text:p>EMIRATOS ARABES</text:p>
          </table:table-cell>
          <table:table-cell table:style-name="odsStyleTableCell-85c29667d5bab233c88381d664c18260" office:value-type="string">
            <text:p>DIRHAM</text:p>
          </table:table-cell>
          <table:table-cell table:style-name="odsStyleTableCell-85c29667d5bab233c88381d664c18260" office:value-type="string">
            <text:p>AED</text:p>
          </table:table-cell>
          <table:table-cell table:style-name="odsStyleTableCell-ed1469067687e538885f1962fbfced51" office:value-type="string">
            <text:p>1.86794</text:p>
          </table:table-cell>
          <table:table-cell table:style-name="odsStyleTableCell-ed1469067687e538885f1962fbfced51" office:value-type="string">
            <text:p>3.67250</text:p>
          </table:table-cell>
        </table:table-row>
        <table:table-row table:style-name="ro1">
          <table:table-cell table:style-name="odsStyleTableCell-85c29667d5bab233c88381d664c18260" office:value-type="string">
            <text:p>FILIPINAS</text:p>
          </table:table-cell>
          <table:table-cell table:style-name="odsStyleTableCell-85c29667d5bab233c88381d664c18260" office:value-type="string">
            <text:p>PESO FILIPINO</text:p>
          </table:table-cell>
          <table:table-cell table:style-name="odsStyleTableCell-85c29667d5bab233c88381d664c18260" office:value-type="string">
            <text:p>PHP</text:p>
          </table:table-cell>
          <table:table-cell table:style-name="odsStyleTableCell-ed1469067687e538885f1962fbfced51" office:value-type="string">
            <text:p>0.12194</text:p>
          </table:table-cell>
          <table:table-cell table:style-name="odsStyleTableCell-ed1469067687e538885f1962fbfced51" office:value-type="string">
            <text:p>56.25700</text:p>
          </table:table-cell>
        </table:table-row>
        <table:table-row table:style-name="ro1">
          <table:table-cell table:style-name="odsStyleTableCell-85c29667d5bab233c88381d664c18260" office:value-type="string">
            <text:p>HAITÍ</text:p>
          </table:table-cell>
          <table:table-cell table:style-name="odsStyleTableCell-85c29667d5bab233c88381d664c18260" office:value-type="string">
            <text:p>GOURDE</text:p>
          </table:table-cell>
          <table:table-cell table:style-name="odsStyleTableCell-85c29667d5bab233c88381d664c18260" office:value-type="string">
            <text:p>HTG</text:p>
          </table:table-cell>
          <table:table-cell table:style-name="odsStyleTableCell-ed1469067687e538885f1962fbfced51" office:value-type="string">
            <text:p>0.05185</text:p>
          </table:table-cell>
          <table:table-cell table:style-name="odsStyleTableCell-ed1469067687e538885f1962fbfced51" office:value-type="string">
            <text:p>132.30670</text:p>
          </table:table-cell>
        </table:table-row>
        <table:table-row table:style-name="ro1">
          <table:table-cell table:style-name="odsStyleTableCell-85c29667d5bab233c88381d664c18260" office:value-type="string">
            <text:p>HONG KONG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HKD</text:p>
          </table:table-cell>
          <table:table-cell table:style-name="odsStyleTableCell-ed1469067687e538885f1962fbfced51" office:value-type="string">
            <text:p>0.87658</text:p>
          </table:table-cell>
          <table:table-cell table:style-name="odsStyleTableCell-ed1469067687e538885f1962fbfced51" office:value-type="string">
            <text:p>7.82590</text:p>
          </table:table-cell>
        </table:table-row>
        <table:table-row table:style-name="ro1">
          <table:table-cell table:style-name="odsStyleTableCell-85c29667d5bab233c88381d664c18260" office:value-type="string">
            <text:p>INDIA</text:p>
          </table:table-cell>
          <table:table-cell table:style-name="odsStyleTableCell-85c29667d5bab233c88381d664c18260" office:value-type="string">
            <text:p>RUPIA</text:p>
          </table:table-cell>
          <table:table-cell table:style-name="odsStyleTableCell-85c29667d5bab233c88381d664c18260" office:value-type="string">
            <text:p>INR</text:p>
          </table:table-cell>
          <table:table-cell table:style-name="odsStyleTableCell-ed1469067687e538885f1962fbfced51" office:value-type="string">
            <text:p>0.08225</text:p>
          </table:table-cell>
          <table:table-cell table:style-name="odsStyleTableCell-ed1469067687e538885f1962fbfced51" office:value-type="string">
            <text:p>83.40500</text:p>
          </table:table-cell>
        </table:table-row>
        <table:table-row table:style-name="ro1">
          <table:table-cell table:style-name="odsStyleTableCell-85c29667d5bab233c88381d664c18260" office:value-type="string">
            <text:p>INDONESIA</text:p>
          </table:table-cell>
          <table:table-cell table:style-name="odsStyleTableCell-85c29667d5bab233c88381d664c18260" office:value-type="string">
            <text:p>RUPIA INDONESIA</text:p>
          </table:table-cell>
          <table:table-cell table:style-name="odsStyleTableCell-85c29667d5bab233c88381d664c18260" office:value-type="string">
            <text:p>IDR</text:p>
          </table:table-cell>
          <table:table-cell table:style-name="odsStyleTableCell-ed1469067687e538885f1962fbfced51" office:value-type="string">
            <text:p>0.00043</text:p>
          </table:table-cell>
          <table:table-cell table:style-name="odsStyleTableCell-ed1469067687e538885f1962fbfced51" office:value-type="string">
            <text:p>15,890.00000</text:p>
          </table:table-cell>
        </table:table-row>
        <table:table-row table:style-name="ro1">
          <table:table-cell table:style-name="odsStyleTableCell-85c29667d5bab233c88381d664c18260" office:value-type="string">
            <text:p>ISRAEL</text:p>
          </table:table-cell>
          <table:table-cell table:style-name="odsStyleTableCell-85c29667d5bab233c88381d664c18260" office:value-type="string">
            <text:p>NUEVO SÉQUEL</text:p>
          </table:table-cell>
          <table:table-cell table:style-name="odsStyleTableCell-85c29667d5bab233c88381d664c18260" office:value-type="string">
            <text:p>ILS</text:p>
          </table:table-cell>
          <table:table-cell table:style-name="odsStyleTableCell-ed1469067687e538885f1962fbfced51" office:value-type="string">
            <text:p>1.86069</text:p>
          </table:table-cell>
          <table:table-cell table:style-name="odsStyleTableCell-ed1469067687e538885f1962fbfced51" office:value-type="string">
            <text:p>3.68680</text:p>
          </table:table-cell>
        </table:table-row>
        <table:table-row table:style-name="ro1">
          <table:table-cell table:style-name="odsStyleTableCell-85c29667d5bab233c88381d664c18260" office:value-type="string">
            <text:p>MALASIA</text:p>
          </table:table-cell>
          <table:table-cell table:style-name="odsStyleTableCell-85c29667d5bab233c88381d664c18260" office:value-type="string">
            <text:p>RINGGIT MALAYO</text:p>
          </table:table-cell>
          <table:table-cell table:style-name="odsStyleTableCell-85c29667d5bab233c88381d664c18260" office:value-type="string">
            <text:p>MYR</text:p>
          </table:table-cell>
          <table:table-cell table:style-name="odsStyleTableCell-ed1469067687e538885f1962fbfced51" office:value-type="string">
            <text:p>1.45016</text:p>
          </table:table-cell>
          <table:table-cell table:style-name="odsStyleTableCell-ed1469067687e538885f1962fbfced51" office:value-type="string">
            <text:p>4.73050</text:p>
          </table:table-cell>
        </table:table-row>
        <table:table-row table:style-name="ro1">
          <table:table-cell table:style-name="odsStyleTableCell-85c29667d5bab233c88381d664c18260" office:value-type="string">
            <text:p>MEXICO</text:p>
          </table:table-cell>
          <table:table-cell table:style-name="odsStyleTableCell-85c29667d5bab233c88381d664c18260" office:value-type="string">
            <text:p>PESO</text:p>
          </table:table-cell>
          <table:table-cell table:style-name="odsStyleTableCell-85c29667d5bab233c88381d664c18260" office:value-type="string">
            <text:p>MXN</text:p>
          </table:table-cell>
          <table:table-cell table:style-name="odsStyleTableCell-ed1469067687e538885f1962fbfced51" office:value-type="string">
            <text:p>0.41224</text:p>
          </table:table-cell>
          <table:table-cell table:style-name="odsStyleTableCell-ed1469067687e538885f1962fbfced51" office:value-type="string">
            <text:p>16.64090</text:p>
          </table:table-cell>
        </table:table-row>
        <table:table-row table:style-name="ro1">
          <table:table-cell table:style-name="odsStyleTableCell-85c29667d5bab233c88381d664c18260" office:value-type="string">
            <text:p>NORUEGA</text:p>
          </table:table-cell>
          <table:table-cell table:style-name="odsStyleTableCell-85c29667d5bab233c88381d664c18260" office:value-type="string">
            <text:p>CORONA</text:p>
          </table:table-cell>
          <table:table-cell table:style-name="odsStyleTableCell-85c29667d5bab233c88381d664c18260" office:value-type="string">
            <text:p>NOK</text:p>
          </table:table-cell>
          <table:table-cell table:style-name="odsStyleTableCell-ed1469067687e538885f1962fbfced51" office:value-type="string">
            <text:p>0.62588</text:p>
          </table:table-cell>
          <table:table-cell table:style-name="odsStyleTableCell-ed1469067687e538885f1962fbfced51" office:value-type="string">
            <text:p>10.96050</text:p>
          </table:table-cell>
        </table:table-row>
        <table:table-row table:style-name="ro1">
          <table:table-cell table:style-name="odsStyleTableCell-85c29667d5bab233c88381d664c18260" office:value-type="string">
            <text:p>PANAMÁ</text:p>
          </table:table-cell>
          <table:table-cell table:style-name="odsStyleTableCell-85c29667d5bab233c88381d664c18260" office:value-type="string">
            <text:p>BALBOA</text:p>
          </table:table-cell>
          <table:table-cell table:style-name="odsStyleTableCell-85c29667d5bab233c88381d664c18260" office:value-type="string">
            <text:p>PAB</text:p>
          </table:table-cell>
          <table:table-cell table:style-name="odsStyleTableCell-ed1469067687e538885f1962fbfced51" office:value-type="string">
            <text:p>6.86000</text:p>
          </table:table-cell>
          <table:table-cell table:style-name="odsStyleTableCell-ed1469067687e538885f1962fbfced51" office:value-type="string">
            <text:p>1.00000</text:p>
          </table:table-cell>
        </table:table-row>
        <table:table-row table:style-name="ro1">
          <table:table-cell table:style-name="odsStyleTableCell-85c29667d5bab233c88381d664c18260" office:value-type="string">
            <text:p>PARAGUAY</text:p>
          </table:table-cell>
          <table:table-cell table:style-name="odsStyleTableCell-85c29667d5bab233c88381d664c18260" office:value-type="string">
            <text:p>GUARANI</text:p>
          </table:table-cell>
          <table:table-cell table:style-name="odsStyleTableCell-85c29667d5bab233c88381d664c18260" office:value-type="string">
            <text:p>PYG</text:p>
          </table:table-cell>
          <table:table-cell table:style-name="odsStyleTableCell-ed1469067687e538885f1962fbfced51" office:value-type="string">
            <text:p>0.00093</text:p>
          </table:table-cell>
          <table:table-cell table:style-name="odsStyleTableCell-ed1469067687e538885f1962fbfced51" office:value-type="string">
            <text:p>7,383.50000</text:p>
          </table:table-cell>
        </table:table-row>
        <table:table-row table:style-name="ro1">
          <table:table-cell table:style-name="odsStyleTableCell-85c29667d5bab233c88381d664c18260" office:value-type="string">
            <text:p>PERU</text:p>
          </table:table-cell>
          <table:table-cell table:style-name="odsStyleTableCell-85c29667d5bab233c88381d664c18260" office:value-type="string">
            <text:p>NUEVO SOL</text:p>
          </table:table-cell>
          <table:table-cell table:style-name="odsStyleTableCell-85c29667d5bab233c88381d664c18260" office:value-type="string">
            <text:p>PEN</text:p>
          </table:table-cell>
          <table:table-cell table:style-name="odsStyleTableCell-ed1469067687e538885f1962fbfced51" office:value-type="string">
            <text:p>1.84131</text:p>
          </table:table-cell>
          <table:table-cell table:style-name="odsStyleTableCell-ed1469067687e538885f1962fbfced51" office:value-type="string">
            <text:p>3.72560</text:p>
          </table:table-cell>
        </table:table-row>
        <table:table-row table:style-name="ro1">
          <table:table-cell table:style-name="odsStyleTableCell-85c29667d5bab233c88381d664c18260" office:value-type="string">
            <text:p>REINO UNIDO</text:p>
          </table:table-cell>
          <table:table-cell table:style-name="odsStyleTableCell-85c29667d5bab233c88381d664c18260" office:value-type="string">
            <text:p>LIBRA</text:p>
          </table:table-cell>
          <table:table-cell table:style-name="odsStyleTableCell-85c29667d5bab233c88381d664c18260" office:value-type="string">
            <text:p>GBP</text:p>
          </table:table-cell>
          <table:table-cell table:style-name="odsStyleTableCell-ed1469067687e538885f1962fbfced51" office:value-type="string">
            <text:p>8.60728</text:p>
          </table:table-cell>
          <table:table-cell table:style-name="odsStyleTableCell-ed1469067687e538885f1962fbfced51" office:value-type="string">
            <text:p>0.79700</text:p>
          </table:table-cell>
        </table:table-row>
        <table:table-row table:style-name="ro1">
          <table:table-cell table:style-name="odsStyleTableCell-85c29667d5bab233c88381d664c18260" office:value-type="string">
            <text:p>REPÚBLICA DOMINICANA</text:p>
          </table:table-cell>
          <table:table-cell table:style-name="odsStyleTableCell-85c29667d5bab233c88381d664c18260" office:value-type="string">
            <text:p>PESO DOMINICANO</text:p>
          </table:table-cell>
          <table:table-cell table:style-name="odsStyleTableCell-85c29667d5bab233c88381d664c18260" office:value-type="string">
            <text:p>DOP</text:p>
          </table:table-cell>
          <table:table-cell table:style-name="odsStyleTableCell-ed1469067687e538885f1962fbfced51" office:value-type="string">
            <text:p>0.11592</text:p>
          </table:table-cell>
          <table:table-cell table:style-name="odsStyleTableCell-ed1469067687e538885f1962fbfced51" office:value-type="string">
            <text:p>59.18100</text:p>
          </table:table-cell>
        </table:table-row>
        <table:table-row table:style-name="ro1">
          <table:table-cell table:style-name="odsStyleTableCell-85c29667d5bab233c88381d664c18260" office:value-type="string">
            <text:p>REP.POPULAR CHINA</text:p>
          </table:table-cell>
          <table:table-cell table:style-name="odsStyleTableCell-85c29667d5bab233c88381d664c18260" office:value-type="string">
            <text:p>YUAN RENMINBI OFFSHORE</text:p>
          </table:table-cell>
          <table:table-cell table:style-name="odsStyleTableCell-85c29667d5bab233c88381d664c18260" office:value-type="string">
            <text:p>CNH</text:p>
          </table:table-cell>
          <table:table-cell table:style-name="odsStyleTableCell-ed1469067687e538885f1962fbfced51" office:value-type="string">
            <text:p>0.94484</text:p>
          </table:table-cell>
          <table:table-cell table:style-name="odsStyleTableCell-ed1469067687e538885f1962fbfced51" office:value-type="string">
            <text:p>7.26050</text:p>
          </table:table-cell>
        </table:table-row>
        <table:table-row table:style-name="ro1">
          <table:table-cell table:style-name="odsStyleTableCell-85c29667d5bab233c88381d664c18260" office:value-type="string">
            <text:p>RUSIA</text:p>
          </table:table-cell>
          <table:table-cell table:style-name="odsStyleTableCell-85c29667d5bab233c88381d664c18260" office:value-type="string">
            <text:p>RUBLO RUSO</text:p>
          </table:table-cell>
          <table:table-cell table:style-name="odsStyleTableCell-85c29667d5bab233c88381d664c18260" office:value-type="string">
            <text:p>RUB</text:p>
          </table:table-cell>
          <table:table-cell table:style-name="odsStyleTableCell-ed1469067687e538885f1962fbfced51" office:value-type="string">
            <text:p>0.07420</text:p>
          </table:table-cell>
          <table:table-cell table:style-name="odsStyleTableCell-ed1469067687e538885f1962fbfced51" office:value-type="string">
            <text:p>92.44730</text:p>
          </table:table-cell>
        </table:table-row>
        <table:table-row table:style-name="ro1">
          <table:table-cell table:style-name="odsStyleTableCell-85c29667d5bab233c88381d664c18260" office:value-type="string">
            <text:p>SINGAPUR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SGD</text:p>
          </table:table-cell>
          <table:table-cell table:style-name="odsStyleTableCell-ed1469067687e538885f1962fbfced51" office:value-type="string">
            <text:p>5.07209</text:p>
          </table:table-cell>
          <table:table-cell table:style-name="odsStyleTableCell-ed1469067687e538885f1962fbfced51" office:value-type="string">
            <text:p>1.35250</text:p>
          </table:table-cell>
        </table:table-row>
        <table:table-row table:style-name="ro1">
          <table:table-cell table:style-name="odsStyleTableCell-85c29667d5bab233c88381d664c18260" office:value-type="string">
            <text:p>SUDÁFRICA</text:p>
          </table:table-cell>
          <table:table-cell table:style-name="odsStyleTableCell-85c29667d5bab233c88381d664c18260" office:value-type="string">
            <text:p>RAND</text:p>
          </table:table-cell>
          <table:table-cell table:style-name="odsStyleTableCell-85c29667d5bab233c88381d664c18260" office:value-type="string">
            <text:p>ZAR</text:p>
          </table:table-cell>
          <table:table-cell table:style-name="odsStyleTableCell-ed1469067687e538885f1962fbfced51" office:value-type="string">
            <text:p>0.36195</text:p>
          </table:table-cell>
          <table:table-cell table:style-name="odsStyleTableCell-ed1469067687e538885f1962fbfced51" office:value-type="string">
            <text:p>18.95300</text:p>
          </table:table-cell>
        </table:table-row>
        <table:table-row table:style-name="ro1">
          <table:table-cell table:style-name="odsStyleTableCell-85c29667d5bab233c88381d664c18260" office:value-type="string">
            <text:p>SUECIA</text:p>
          </table:table-cell>
          <table:table-cell table:style-name="odsStyleTableCell-85c29667d5bab233c88381d664c18260" office:value-type="string">
            <text:p>CORONA</text:p>
          </table:table-cell>
          <table:table-cell table:style-name="odsStyleTableCell-85c29667d5bab233c88381d664c18260" office:value-type="string">
            <text:p>SEK</text:p>
          </table:table-cell>
          <table:table-cell table:style-name="odsStyleTableCell-ed1469067687e538885f1962fbfced51" office:value-type="string">
            <text:p>0.63500</text:p>
          </table:table-cell>
          <table:table-cell table:style-name="odsStyleTableCell-ed1469067687e538885f1962fbfced51" office:value-type="string">
            <text:p>10.80310</text:p>
          </table:table-cell>
        </table:table-row>
        <table:table-row table:style-name="ro1">
          <table:table-cell table:style-name="odsStyleTableCell-85c29667d5bab233c88381d664c18260" office:value-type="string">
            <text:p>SUIZA</text:p>
          </table:table-cell>
          <table:table-cell table:style-name="odsStyleTableCell-85c29667d5bab233c88381d664c18260" office:value-type="string">
            <text:p>FRANCO</text:p>
          </table:table-cell>
          <table:table-cell table:style-name="odsStyleTableCell-85c29667d5bab233c88381d664c18260" office:value-type="string">
            <text:p>CHF</text:p>
          </table:table-cell>
          <table:table-cell table:style-name="odsStyleTableCell-ed1469067687e538885f1962fbfced51" office:value-type="string">
            <text:p>7.58179</text:p>
          </table:table-cell>
          <table:table-cell table:style-name="odsStyleTableCell-ed1469067687e538885f1962fbfced51" office:value-type="string">
            <text:p>0.90480</text:p>
          </table:table-cell>
        </table:table-row>
        <table:table-row table:style-name="ro1">
          <table:table-cell table:style-name="odsStyleTableCell-85c29667d5bab233c88381d664c18260" office:value-type="string">
            <text:p>TAILANDIA</text:p>
          </table:table-cell>
          <table:table-cell table:style-name="odsStyleTableCell-85c29667d5bab233c88381d664c18260" office:value-type="string">
            <text:p>THAI BAHT</text:p>
          </table:table-cell>
          <table:table-cell table:style-name="odsStyleTableCell-85c29667d5bab233c88381d664c18260" office:value-type="string">
            <text:p>THB</text:p>
          </table:table-cell>
          <table:table-cell table:style-name="odsStyleTableCell-ed1469067687e538885f1962fbfced51" office:value-type="string">
            <text:p>0.18744</text:p>
          </table:table-cell>
          <table:table-cell table:style-name="odsStyleTableCell-ed1469067687e538885f1962fbfced51" office:value-type="string">
            <text:p>36.59800</text:p>
          </table:table-cell>
        </table:table-row>
        <table:table-row table:style-name="ro1">
          <table:table-cell table:style-name="odsStyleTableCell-85c29667d5bab233c88381d664c18260" office:value-type="string">
            <text:p>TAIWAN</text:p>
          </table:table-cell>
          <table:table-cell table:style-name="odsStyleTableCell-85c29667d5bab233c88381d664c18260" office:value-type="string">
            <text:p>DÓLAR</text:p>
          </table:table-cell>
          <table:table-cell table:style-name="odsStyleTableCell-85c29667d5bab233c88381d664c18260" office:value-type="string">
            <text:p>TWD</text:p>
          </table:table-cell>
          <table:table-cell table:style-name="odsStyleTableCell-ed1469067687e538885f1962fbfced51" office:value-type="string">
            <text:p>0.21460</text:p>
          </table:table-cell>
          <table:table-cell table:style-name="odsStyleTableCell-ed1469067687e538885f1962fbfced51" office:value-type="string">
            <text:p>31.96600</text:p>
          </table:table-cell>
        </table:table-row>
        <table:table-row table:style-name="ro1">
          <table:table-cell table:style-name="odsStyleTableCell-85c29667d5bab233c88381d664c18260" office:value-type="string">
            <text:p>TÚNEZ</text:p>
          </table:table-cell>
          <table:table-cell table:style-name="odsStyleTableCell-85c29667d5bab233c88381d664c18260" office:value-type="string">
            <text:p>DINAR TUNECINO</text:p>
          </table:table-cell>
          <table:table-cell table:style-name="odsStyleTableCell-85c29667d5bab233c88381d664c18260" office:value-type="string">
            <text:p>TND</text:p>
          </table:table-cell>
          <table:table-cell table:style-name="odsStyleTableCell-ed1469067687e538885f1962fbfced51" office:value-type="string">
            <text:p>2.19218</text:p>
          </table:table-cell>
          <table:table-cell table:style-name="odsStyleTableCell-ed1469067687e538885f1962fbfced51" office:value-type="string">
            <text:p>3.12930</text:p>
          </table:table-cell>
        </table:table-row>
        <table:table-row table:style-name="ro1">
          <table:table-cell table:style-name="odsStyleTableCell-85c29667d5bab233c88381d664c18260" office:value-type="string">
            <text:p>TURQUÍA</text:p>
          </table:table-cell>
          <table:table-cell table:style-name="odsStyleTableCell-85c29667d5bab233c88381d664c18260" office:value-type="string">
            <text:p>LIRA TURCA</text:p>
          </table:table-cell>
          <table:table-cell table:style-name="odsStyleTableCell-85c29667d5bab233c88381d664c18260" office:value-type="string">
            <text:p>TRY</text:p>
          </table:table-cell>
          <table:table-cell table:style-name="odsStyleTableCell-ed1469067687e538885f1962fbfced51" office:value-type="string">
            <text:p>0.21311</text:p>
          </table:table-cell>
          <table:table-cell table:style-name="odsStyleTableCell-ed1469067687e538885f1962fbfced51" office:value-type="string">
            <text:p>32.18980</text:p>
          </table:table-cell>
        </table:table-row>
        <table:table-row table:style-name="ro1">
          <table:table-cell table:style-name="odsStyleTableCell-85c29667d5bab233c88381d664c18260" office:value-type="string">
            <text:p>URUGUAY</text:p>
          </table:table-cell>
          <table:table-cell table:style-name="odsStyleTableCell-85c29667d5bab233c88381d664c18260" office:value-type="string">
            <text:p>PESO</text:p>
          </table:table-cell>
          <table:table-cell table:style-name="odsStyleTableCell-85c29667d5bab233c88381d664c18260" office:value-type="string">
            <text:p>UYU</text:p>
          </table:table-cell>
          <table:table-cell table:style-name="odsStyleTableCell-ed1469067687e538885f1962fbfced51" office:value-type="string">
            <text:p>0.18190</text:p>
          </table:table-cell>
          <table:table-cell table:style-name="odsStyleTableCell-ed1469067687e538885f1962fbfced51" office:value-type="string">
            <text:p>37.71250</text:p>
          </table:table-cell>
        </table:table-row>
        <table:table-row table:style-name="ro1">
          <table:table-cell table:style-name="odsStyleTableCell-85c29667d5bab233c88381d664c18260" office:value-type="string">
            <text:p>VENEZUELA</text:p>
          </table:table-cell>
          <table:table-cell table:style-name="odsStyleTableCell-85c29667d5bab233c88381d664c18260" office:value-type="string">
            <text:p>BOLIVAR DIGITAL</text:p>
          </table:table-cell>
          <table:table-cell table:style-name="odsStyleTableCell-85c29667d5bab233c88381d664c18260" office:value-type="string">
            <text:p>VES</text:p>
          </table:table-cell>
          <table:table-cell table:style-name="odsStyleTableCell-ed1469067687e538885f1962fbfced51" office:value-type="string">
            <text:p>0.18888</text:p>
          </table:table-cell>
          <table:table-cell table:style-name="odsStyleTableCell-ed1469067687e538885f1962fbfced51" office:value-type="string">
            <text:p>36.31980</text:p>
          </table:table-cell>
        </table:table-row>
        <table:table-row table:style-name="ro1">
          <table:table-cell table:style-name="odsStyleTableCell-85c29667d5bab233c88381d664c18260" office:value-type="string">
            <text:p>VIETNAM</text:p>
          </table:table-cell>
          <table:table-cell table:style-name="odsStyleTableCell-85c29667d5bab233c88381d664c18260" office:value-type="string">
            <text:p>DONG</text:p>
          </table:table-cell>
          <table:table-cell table:style-name="odsStyleTableCell-85c29667d5bab233c88381d664c18260" office:value-type="string">
            <text:p>VND</text:p>
          </table:table-cell>
          <table:table-cell table:style-name="odsStyleTableCell-ed1469067687e538885f1962fbfced51" office:value-type="string">
            <text:p>0.00028</text:p>
          </table:table-cell>
          <table:table-cell table:style-name="odsStyleTableCell-ed1469067687e538885f1962fbfced51" office:value-type="string">
            <text:p>24,799.50000</text:p>
          </table:table-cell>
        </table:table-row>
        <table:table-row table:style-name="ro1">
          <table:table-cell table:style-name="odsStyleTableCell-85c29667d5bab233c88381d664c18260" office:value-type="string">
            <text:p/>
          </table:table-cell>
          <table:table-cell table:style-name="odsStyleTableCell-85c29667d5bab233c88381d664c18260" office:value-type="string">
            <text:p>DERECHO ESPECIAL DE GIRO</text:p>
          </table:table-cell>
          <table:table-cell table:style-name="odsStyleTableCell-85c29667d5bab233c88381d664c18260" office:value-type="string">
            <text:p>USD/D.E.G.</text:p>
          </table:table-cell>
          <table:table-cell table:style-name="odsStyleTableCell-ed1469067687e538885f1962fbfced51" office:value-type="string">
            <text:p/>
          </table:table-cell>
          <table:table-cell table:style-name="odsStyleTableCell-ed1469067687e538885f1962fbfced51" office:value-type="string">
            <text:p>1.32368</text:p>
          </table:table-cell>
        </table:table-row>
        <table:table-row table:style-name="ro1">
          <table:table-cell table:style-name="odsStyleTableCell-85c29667d5bab233c88381d664c18260" office:value-type="string">
            <text:p/>
          </table:table-cell>
          <table:table-cell table:style-name="odsStyleTableCell-85c29667d5bab233c88381d664c18260" office:value-type="string">
            <text:p>UNIDAD DE FOMENTO DE VIVIENDA</text:p>
          </table:table-cell>
          <table:table-cell table:style-name="odsStyleTableCell-85c29667d5bab233c88381d664c18260" office:value-type="string">
            <text:p>Bs/UFV</text:p>
          </table:table-cell>
          <table:table-cell table:style-name="odsStyleTableCell-ed1469067687e538885f1962fbfced51" office:value-type="string">
            <text:p/>
          </table:table-cell>
          <table:table-cell table:style-name="odsStyleTableCell-ed1469067687e538885f1962fbfced51" office:value-type="string">
            <text:p>2.4875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0280dec74040b877368b94ac027b53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dc6bb5aa06b73d3dfc48bfc118644de" office:value-type="string">
            <text:p> </text:p>
          </table:table-cell>
          <table:table-cell table:style-name="odsStyleTableCell-adc6bb5aa06b73d3dfc48bfc118644de" office:value-type="string">
            <text:p>UNIDAD MONETARIA</text:p>
          </table:table-cell>
          <table:table-cell table:style-name="odsStyleTableCell-adc6bb5aa06b73d3dfc48bfc118644de" office:value-type="string">
            <text:p>MONEDA</text:p>
          </table:table-cell>
          <table:table-cell table:style-name="odsStyleTableCell-adc6bb5aa06b73d3dfc48bfc118644de" office:value-type="string">
            <text:p>TIPO DE CAMBIO EN M.E.</text:p>
          </table:table-cell>
        </table:table-row>
        <table:table-row table:style-name="ro1">
          <table:table-cell table:style-name="odsStyleTableCell-85c29667d5bab233c88381d664c18260" office:value-type="string">
            <text:p>ORO</text:p>
          </table:table-cell>
          <table:table-cell table:style-name="odsStyleTableCell-85c29667d5bab233c88381d664c18260" office:value-type="string">
            <text:p>ONZA TROY ORO</text:p>
          </table:table-cell>
          <table:table-cell table:style-name="odsStyleTableCell-85c29667d5bab233c88381d664c18260" office:value-type="string">
            <text:p>USD./O.T.F.</text:p>
          </table:table-cell>
          <table:table-cell table:style-name="odsStyleTableCell-ed1469067687e538885f1962fbfced51" office:value-type="string">
            <text:p>2,241.43000</text:p>
          </table:table-cell>
        </table:table-row>
        <table:table-row table:style-name="ro1">
          <table:table-cell table:style-name="odsStyleTableCell-85c29667d5bab233c88381d664c18260" office:value-type="string">
            <text:p>PLATA</text:p>
          </table:table-cell>
          <table:table-cell table:style-name="odsStyleTableCell-85c29667d5bab233c88381d664c18260" office:value-type="string">
            <text:p>ONZA TROY PLATA</text:p>
          </table:table-cell>
          <table:table-cell table:style-name="odsStyleTableCell-85c29667d5bab233c88381d664c18260" office:value-type="string">
            <text:p>USD./O.T.F.</text:p>
          </table:table-cell>
          <table:table-cell table:style-name="odsStyleTableCell-ed1469067687e538885f1962fbfced51" office:value-type="string">
            <text:p>24.975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0280dec74040b877368b94ac027b53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dc6bb5aa06b73d3dfc48bfc118644de" office:value-type="string">
            <text:p> </text:p>
          </table:table-cell>
          <table:table-cell table:style-name="odsStyleTableCell-adc6bb5aa06b73d3dfc48bfc118644de" office:value-type="string">
            <text:p>1 MES</text:p>
          </table:table-cell>
          <table:table-cell table:style-name="odsStyleTableCell-adc6bb5aa06b73d3dfc48bfc118644de" office:value-type="string">
            <text:p>3 MESES</text:p>
          </table:table-cell>
          <table:table-cell table:style-name="odsStyleTableCell-adc6bb5aa06b73d3dfc48bfc118644de" office:value-type="string">
            <text:p>6 MESES</text:p>
          </table:table-cell>
        </table:table-row>
        <table:table-row table:style-name="ro1">
          <table:table-cell table:style-name="odsStyleTableCell-01fca77094033e646624e00f14c2ee90" office:value-type="string">
            <text:p>TASA LIBOR(USD)</text:p>
          </table:table-cell>
          <table:table-cell table:style-name="odsStyleTableCell-ed1469067687e538885f1962fbfced51" office:value-type="string">
            <text:p>5.44</text:p>
          </table:table-cell>
          <table:table-cell table:style-name="odsStyleTableCell-ed1469067687e538885f1962fbfced51" office:value-type="string">
            <text:p>5.56</text:p>
          </table:table-cell>
          <table:table-cell table:style-name="odsStyleTableCell-ed1469067687e538885f1962fbfced51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5c29667d5bab233c88381d664c1826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18</meta:creation-date>
    <meta:generator>ods générator</meta:generator>
    <dc:date>2024-10-18T20:18:18</dc:date>
    <meta:editing-duration>PT1S</meta:editing-duration>
    <meta:editing-cycles>1</meta:editing-cycles>
    <meta:document-statistic meta:table-count="1" meta:cell-count="4" meta:object-count="0"/>
  </office:meta>
</office:document-meta>
</file>